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verifyProfilePercentage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115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number-columns-repeated="115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number-columns-repeated="115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16/03/2017</text:date>, <text:time>17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7:15:13</dc:date>
    <meta:creation-date>2014-12-16T16:26:20Z</meta:creation-date>
    <meta:editing-cycles>102</meta:editing-cycles>
    <meta:editing-duration>P1DT11H39M37S</meta:editing-duration>
    <meta:generator>OpenOffice/4.1.2$Unix OpenOffice.org_project/412m3$Build-9782</meta:generator>
    <meta:initial-creator>sakshi juneja</meta:initial-creator>
    <meta:document-statistic meta:table-count="2" meta:cell-count="32" meta:object-count="0"/>
  </office:meta>
</office:document-meta>
</file>